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6cm" svg:height="2.192cm" draw:transform="skewX (0.0010471975511966) rotate (-1.55247036964896) translate (9.430234602806cm 5.45755196720754cm)" svg:viewBox="0 0 947 2193" svg:d="M945 2096c-82-201-157-583-178-912-20-329 30-565 45-760 14-195-825-689-812-243 14 447 9 617 50 1052 41 434 31 352 103 826 78 207 832 136 792 37z">
          <text:p/>
        </draw:path>
        <draw:path draw:style-name="gr2" draw:text-style-name="P1" draw:layer="layout" svg:width="4.237cm" svg:height="4.896cm" svg:x="5.006cm" svg:y="3.142cm" svg:viewBox="0 0 4238 4897" svg:d="M1985 4152c666 4 1256-203 1620-1243 85-244 730 10 621 235-351 715-701 1562-2151 1737-1449 175-2240-1178-2046-2376 193-1197 1086-2377 2291-2489 1204-112 1742 376 1889 832 57 179-540 862-661 529-340-936-1633-677-2057-375s-796 770-851 1620c-54 850 680 1526 1345 1530z">
          <text:p/>
        </draw:path>
        <draw:path draw:style-name="gr1" draw:text-style-name="P1" draw:layer="layout" svg:width="0.903cm" svg:height="0.66cm" draw:transform="skewX (0.00122173047639607) rotate (-2.15652882376419) translate (9.34970697154201cm 4.05336215931243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9.432657773771cm 6.00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7.92445731859451cm 5.7796291664947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9.620991107104cm 5.6194484371656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39cm" svg:height="1.912cm" draw:transform="skewX (0.00104719755119659) rotate (-1.55247036964896) translate (4.65165436819159cm 5.46863947803787cm)" svg:viewBox="0 0 940 1913" svg:d="M939 1817c-82-200-187-1155-128-1484 24-134-801-498-809-246-16 455 73 1219 145 1694 78 206 831 135 792 36z">
          <text:p/>
        </draw:path>
        <draw:path draw:style-name="gr2" draw:text-style-name="P1" draw:layer="layout" svg:width="4.313cm" svg:height="4.896cm" svg:x="0.506cm" svg:y="3.142cm" svg:viewBox="0 0 4314 4897" svg:d="M2034 4163c666 4 1570-464 1572-1552-6-205 720-374 708-109-28 754-789 2204-2239 2379-1449 175-2240-1178-2046-2376 193-1197 1086-2377 2291-2489 1204-112 1742 376 1889 832 57 179-540 862-661 529-340-936-1633-677-2057-375s-796 770-851 1620c-54 850 729 1537 1394 1541z">
          <text:p/>
        </draw:path>
        <draw:path draw:style-name="gr1" draw:text-style-name="P1" draw:layer="layout" svg:width="0.903cm" svg:height="0.66cm" draw:transform="skewX (0.00122173047639597) rotate (-2.15652882376419) translate (4.84970697154201cm 4.05336215931243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94565777377051cm 5.6274484371656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3.42445731859451cm 5.7796291664947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6:47.657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